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rotocol_20_Frame_20_Specifica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tocol Frame Specificat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rotocol Frame Specification</text:p>
          </table:table-cell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Byte Index</text:p>
          </table:table-cell>
          <table:table-cell table:style-name="ce3" office:value-type="string" calcext:value-type="string">
            <text:p>Field Nam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Length</text:p>
          </table:table-cell>
          <table:table-cell table:style-name="ce5" office:value-type="string" calcext:value-type="string">
            <text:p>1 Byte</text:p>
          </table:table-cell>
          <table:table-cell table:style-name="ce5" office:value-type="string" calcext:value-type="string">
            <text:p>Number of bytes following in the Body (DataType + Payload). Calculation: 1 + len(Payload).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DataType</text:p>
          </table:table-cell>
          <table:table-cell table:style-name="ce5" office:value-type="string" calcext:value-type="string">
            <text:p>1 Byte</text:p>
          </table:table-cell>
          <table:table-cell table:style-name="ce5" office:value-type="string" calcext:value-type="string">
            <text:p>Identifier for the type of data being transmitted.0xFF - Discovery/Handshake; 0x01 - CPU Usage; 0x02 - RAM Usag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 ... N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Variable</text:p>
          </table:table-cell>
          <table:table-cell table:style-name="ce5" office:value-type="string" calcext:value-type="string">
            <text:p>The actual data content.Handshake: 0; <text:s/>BytesMetrics (Float): 4 Bytes 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 + 1</text:p>
          </table:table-cell>
          <table:table-cell table:style-name="ce5" office:value-type="string" calcext:value-type="string">
            <text:p>Checksum</text:p>
          </table:table-cell>
          <table:table-cell table:style-name="ce5" office:value-type="string" calcext:value-type="string">
            <text:p>1 Byte</text:p>
          </table:table-cell>
          <table:table-cell table:style-name="ce5" office:value-type="string" calcext:value-type="string">
            <text:p>XOR Checksum calculated over the entire frame excluding the checksum itself.Formula: Length ^ DataType ^ Payload_0 ^ ... ^ Payload_n.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 style:data-style-name="N2" text:time-value="15:34:35.82459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tocol_20_Frame_20_Specification" style:display-name="PageStyle_Protocol Frame Specific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6-01-03T15:34:56.993627000</dc:date>
    <meta:editing-duration>PT20S</meta:editing-duration>
    <meta:editing-cycles>2</meta:editing-cycles>
    <meta:document-statistic meta:table-count="1" meta:cell-count="21" meta:object-count="0"/>
  </office:meta>
</office:document-meta>
</file>